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r16" style:family="presentation" style:parent-style-name="Default15-notes">
      <style:graphic-properties draw:fill-color="#ffffff" draw:auto-grow-height="true" fo:min-height="12.572cm"/>
    </style:style>
    <style:style style:name="pr17" style:family="presentation" style:parent-style-name="Default16-notes">
      <style:graphic-properties draw:fill-color="#ffffff" draw:auto-grow-height="true" fo:min-height="12.572cm"/>
    </style:style>
    <style:style style:name="pr18" style:family="presentation" style:parent-style-name="Default17-notes">
      <style:graphic-properties draw:fill-color="#ffffff" draw:auto-grow-height="true" fo:min-height="12.572cm"/>
    </style:style>
    <style:style style:name="pr19" style:family="presentation" style:parent-style-name="Default18-notes">
      <style:graphic-properties draw:fill-color="#ffffff" draw:auto-grow-height="true" fo:min-height="12.572cm"/>
    </style:style>
    <style:style style:name="pr20" style:family="presentation" style:parent-style-name="Default19-notes">
      <style:graphic-properties draw:fill-color="#ffffff" draw:auto-grow-height="true" fo:min-height="12.572cm"/>
    </style:style>
    <style:style style:name="pr21" style:family="presentation" style:parent-style-name="Default2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text-properties fo:color="#ffffff" style:font-name="Segoe UI1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8" style:family="paragraph">
      <style:paragraph-properties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1.27cm" fo:margin-right="0cm" fo:margin-top="0cm" fo:margin-bottom="0cm" fo:text-indent="-1.27cm" style:text-autospace="none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style:text-underline-style="none" fo:font-weight="normal" style:font-name-asian="Segoe UI" style:font-size-asian="36pt" style:font-weight-asian="normal" style:font-name-complex="Segoe UI" style:font-size-complex="36pt" style:font-weight-complex="normal"/>
    </style:style>
    <style:style style:name="T4" style:family="text">
      <style:text-properties fo:color="#000000" style:font-name="Segoe UI1" fo:font-size="36pt" fo:text-shadow="none" style:text-underline-style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32pt" fo:text-shadow="1pt 1pt" style:text-underline-style="none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254cm">
          <draw:text-box>
            <text:p text:style-name="P1"><text:span text:style-name="T1">HYMN #724</text:span></text:p>
            <text:p text:style-name="P1"><text:span text:style-name="T2">“</text:span><text:span text:style-name="T2">If God Himself Be for M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7.011cm" svg:x="1.524cm" svg:y="0.254cm">
          <draw:text-box>
            <text:p text:style-name="P4"><text:span text:style-name="T3">1. </text:span><text:span text:style-name="T4">If God Himself be for me,</text:span><text:span text:style-name="T4"><text:line-break/></text:span><text:span text:style-name="T4"> <text:s text:c="3"/>I may a host defy;</text:span><text:span text:style-name="T4"><text:line-break/></text:span><text:span text:style-name="T4"> <text:s text:c="3"/>For when I pray, before me</text:span><text:span text:style-name="T4"><text:line-break/></text:span><text:span text:style-name="T4"> <text:s text:c="3"/>My foes, confounded, f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7" draw:layer="layout" svg:width="25.146cm" svg:height="7.011cm" svg:x="1.524cm" svg:y="0.254cm">
          <draw:text-box>
            <text:p text:style-name="P6"><text:span text:style-name="T5"><text:s text:c="3"/></text:span><text:span text:style-name="T4"><text:s/></text:span><text:span text:style-name="T4">If Christ, my head and master,</text:span><text:span text:style-name="T4"><text:line-break/></text:span><text:span text:style-name="T4"> <text:s text:c="3"/>Befriend me from above,</text:span><text:span text:style-name="T4"><text:line-break/></text:span><text:span text:style-name="T4"> <text:s text:c="3"/>What foe or what disaster</text:span><text:span text:style-name="T4"><text:line-break/></text:span><text:span text:style-name="T4"> <text:s text:c="3"/>Can drive me from His lov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146cm" svg:height="7.011cm" svg:x="1.524cm" svg:y="0.254cm">
          <draw:text-box>
            <text:p text:style-name="P8"><text:span text:style-name="T6">2. </text:span><text:span text:style-name="T7">I build on this foundation,</text:span><text:span text:style-name="T7"><text:line-break/></text:span><text:span text:style-name="T7"> <text:s text:c="3"/>That Jesus and His blood</text:span><text:span text:style-name="T7"><text:line-break/></text:span><text:span text:style-name="T7"> <text:s text:c="3"/>Alone are my salvation,</text:span><text:span text:style-name="T7"><text:line-break/></text:span><text:span text:style-name="T7"> <text:s text:c="3"/>My true, eternal g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5.146cm" svg:height="7.011cm" svg:x="1.524cm" svg:y="0.254cm">
          <draw:text-box>
            <text:p text:style-name="P9"><text:span text:style-name="T8"><text:s text:c="4"/></text:span><text:span text:style-name="T7">Without Him all that pleases</text:span><text:span text:style-name="T7"><text:line-break/></text:span><text:span text:style-name="T7"> <text:s text:c="3"/>Is valueless on earth;</text:span><text:span text:style-name="T7"><text:line-break/></text:span><text:span text:style-name="T7"> <text:s text:c="3"/>The gifts I have from Jesus</text:span><text:span text:style-name="T7"><text:line-break/></text:span><text:span text:style-name="T7"> <text:s text:c="3"/>Alone have priceless wo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5.146cm" svg:height="7.011cm" svg:x="1.502cm" svg:y="0.654cm">
          <draw:text-box>
            <text:p text:style-name="P8"><text:span text:style-name="T6">3. </text:span><text:span text:style-name="T7">Christ Jesus is my splendor,</text:span><text:span text:style-name="T7"><text:line-break/></text:span><text:span text:style-name="T7"> <text:s text:c="3"/>My sun, my light, alone;</text:span><text:span text:style-name="T7"><text:line-break/></text:span><text:span text:style-name="T7"> <text:s text:c="3"/>Were He not my defender</text:span><text:span text:style-name="T7"><text:line-break/></text:span><text:span text:style-name="T7"> <text:s text:c="3"/>Before God’s judgment thron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9"><text:span text:style-name="T8"><text:s text:c="4"/></text:span><text:span text:style-name="T7">I never should find favor</text:span><text:span text:style-name="T7"><text:line-break/></text:span><text:span text:style-name="T7"> <text:s text:c="3"/>And mercy in His sight,</text:span><text:span text:style-name="T7"><text:line-break/></text:span><text:span text:style-name="T7"> <text:s text:c="3"/>But be destroyed forever</text:span><text:span text:style-name="T7"><text:line-break/></text:span><text:span text:style-name="T7"> <text:s text:c="3"/>As darkness by the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8"><text:span text:style-name="T6">4. </text:span><text:span text:style-name="T7">He canceled my offenses,</text:span><text:span text:style-name="T7"><text:line-break/></text:span><text:span text:style-name="T7"> <text:s text:c="3"/>Delivered me from death;</text:span><text:span text:style-name="T7"><text:line-break/></text:span><text:span text:style-name="T7"> <text:s text:c="3"/>He is the Lord who cleanses</text:span><text:span text:style-name="T7"><text:line-break/></text:span><text:span text:style-name="T7"> <text:s text:c="3"/>My soul from sin through fai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9"><text:span text:style-name="T8"><text:s text:c="4"/></text:span><text:span text:style-name="T7">In Him I can be cheerful,</text:span><text:span text:style-name="T7"><text:line-break/></text:span><text:span text:style-name="T7"> <text:s text:c="3"/>Courageous on my way;</text:span><text:span text:style-name="T7"><text:line-break/></text:span><text:span text:style-name="T7"> <text:s text:c="3"/>In Him I am not fearful</text:span><text:span text:style-name="T7"><text:line-break/></text:span><text:span text:style-name="T7"> <text:s text:c="3"/>Of God’s great Judgment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5" draw:layer="layout" svg:width="25.146cm" svg:height="7.011cm" svg:x="1.457cm" svg:y="0.498cm">
          <draw:text-box>
            <text:p text:style-name="P8"><text:span text:style-name="T6">5. </text:span><text:span text:style-name="T7">For no one can condemn me</text:span><text:span text:style-name="T7"><text:line-break/></text:span><text:span text:style-name="T7"> <text:s text:c="3"/>Or set my hope aside;</text:span><text:span text:style-name="T7"><text:line-break/></text:span><text:span text:style-name="T7"> <text:s text:c="3"/>Now hell no more can claim me:</text:span><text:span text:style-name="T7"><text:line-break/></text:span><text:span text:style-name="T7"> <text:s text:c="3"/>Its fury I derid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9"><text:span text:style-name="T8"><text:s text:c="4"/></text:span><text:span text:style-name="T7">No sentence now reproves me,</text:span><text:span text:style-name="T7"><text:line-break/></text:span><text:span text:style-name="T7"> <text:s text:c="3"/>No guilt destroys my peace;</text:span><text:span text:style-name="T7"><text:line-break/></text:span><text:span text:style-name="T7"> <text:s text:c="3"/>For Christ, my Savior, loves me</text:span><text:span text:style-name="T7"><text:line-break/></text:span><text:span text:style-name="T7"> <text:s text:c="3"/>And shields me with His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3" draw:text-style-name="P5" draw:layer="layout" svg:width="25.146cm" svg:height="7.011cm" svg:x="1.569cm" svg:y="0.499cm">
          <draw:text-box>
            <text:p text:style-name="P8"><text:span text:style-name="T6">6. </text:span><text:span text:style-name="T7">Who clings with resolution</text:span><text:span text:style-name="T7"><text:line-break/></text:span><text:span text:style-name="T7"> <text:s text:c="3"/>To Him whom Satan hates</text:span><text:span text:style-name="T7"><text:line-break/></text:span><text:span text:style-name="T7"> <text:s text:c="3"/>Must look for persecution;</text:span><text:span text:style-name="T7"><text:line-break/></text:span><text:span text:style-name="T7"> <text:s text:c="3"/>For him the burden wait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9"><text:span text:style-name="T8"><text:s text:c="4"/></text:span><text:span text:style-name="T7">Of mock’ry, shame, and losses</text:span><text:span text:style-name="T7"><text:line-break/></text:span><text:span text:style-name="T7"> <text:s text:c="3"/>Heaped on his blameless head;</text:span><text:span text:style-name="T7"><text:line-break/></text:span><text:span text:style-name="T7"> <text:s text:c="3"/>A thousand plagues and crosses</text:span><text:span text:style-name="T7"><text:line-break/></text:span><text:span text:style-name="T7"> <text:s text:c="3"/>Will be his daily br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3" draw:text-style-name="P5" draw:layer="layout" svg:width="25.146cm" svg:height="7.011cm" svg:x="1.524cm" svg:y="0.588cm">
          <draw:text-box>
            <text:p text:style-name="P8"><text:span text:style-name="T6">7. </text:span><text:span text:style-name="T7">From me this is not hidden,</text:span><text:span text:style-name="T7"><text:line-break/></text:span><text:span text:style-name="T7"> <text:s text:c="3"/>Yet I am not afraid;</text:span><text:span text:style-name="T7"><text:line-break/></text:span><text:span text:style-name="T7"> <text:s text:c="3"/>I leave my cares, as bidden,</text:span><text:span text:style-name="T7"><text:line-break/></text:span><text:span text:style-name="T7"> <text:s text:c="3"/>To whom my vows were pai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 presentation:presentation-page-layout-name="AL1T0">
        <draw:frame draw:style-name="gr3" draw:text-style-name="P7" draw:layer="layout" svg:width="25.146cm" svg:height="6.263cm" svg:x="1.524cm" svg:y="0.508cm">
          <draw:text-box>
            <text:p text:style-name="P9"><text:span text:style-name="T8"><text:s text:c="4"/></text:span><text:span text:style-name="T9">Though life from me be taken</text:span><text:span text:style-name="T9"><text:line-break/></text:span><text:span text:style-name="T9"> <text:s text:c="3"/>And ev’rything I own,</text:span><text:span text:style-name="T9"><text:line-break/></text:span><text:span text:style-name="T9"> <text:s text:c="3"/>I trust in You unshaken</text:span><text:span text:style-name="T9"><text:line-break/></text:span><text:span text:style-name="T9"> <text:s text:c="3"/>And cleave to You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5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8"><text:span text:style-name="T6">8. </text:span><text:span text:style-name="T7">No danger, thirst, or hunger,</text:span><text:span text:style-name="T7"><text:line-break/></text:span><text:span text:style-name="T7"> <text:s text:c="3"/>No pain or poverty,</text:span><text:span text:style-name="T7"><text:line-break/></text:span><text:span text:style-name="T7"> <text:s text:c="3"/>No earthly tyrant’s anger</text:span><text:span text:style-name="T7"><text:line-break/></text:span><text:span text:style-name="T7"> <text:s text:c="3"/>Shall ever vanquish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6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9"><text:span text:style-name="T8"><text:s text:c="4"/></text:span><text:span text:style-name="T7">Though earth should break asunder,</text:span><text:span text:style-name="T7"><text:line-break/></text:span><text:span text:style-name="T7"> <text:s text:c="3"/>My fortress You shall be;</text:span><text:span text:style-name="T7"><text:line-break/></text:span><text:span text:style-name="T7"> <text:s text:c="3"/>No fire or sword or thunder</text:span><text:span text:style-name="T7"><text:line-break/></text:span><text:span text:style-name="T7"> <text:s text:c="3"/>Shall sever You from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7" presentation:presentation-page-layout-name="AL1T0">
        <draw:frame draw:style-name="gr3" draw:text-style-name="P5" draw:layer="layout" svg:width="25.146cm" svg:height="7.011cm" svg:x="1.613cm" svg:y="0.508cm">
          <draw:text-box>
            <text:p text:style-name="P8"><text:span text:style-name="T6">9. </text:span><text:span text:style-name="T7">No angel and no gladness,</text:span><text:span text:style-name="T7"><text:line-break/></text:span><text:span text:style-name="T7"> <text:s text:c="3"/>No throne, no pomp, no show,</text:span><text:span text:style-name="T7"><text:line-break/></text:span><text:span text:style-name="T7"> <text:s text:c="3"/>No love, no hate, no sadness,</text:span><text:span text:style-name="T7"><text:line-break/></text:span><text:span text:style-name="T7"> <text:s text:c="3"/>No pain, no depth of wo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8" presentation:presentation-page-layout-name="AL1T0">
        <draw:frame draw:style-name="gr3" draw:text-style-name="P7" draw:layer="layout" svg:width="25.146cm" svg:height="7.011cm" svg:x="1.524cm" svg:y="0.41cm">
          <draw:text-box>
            <text:p text:style-name="P9"><text:span text:style-name="T8"><text:s text:c="4"/></text:span><text:span text:style-name="T7">No scheming, no contrivance,</text:span><text:span text:style-name="T7"><text:line-break/></text:span><text:span text:style-name="T7"> <text:s text:c="3"/>No subtle thing or great</text:span><text:span text:style-name="T7"><text:line-break/></text:span><text:span text:style-name="T7"> <text:s text:c="3"/>Shall draw me from Your guidance</text:span><text:span text:style-name="T7"><text:line-break/></text:span><text:span text:style-name="T7"> <text:s text:c="3"/>Nor from You separ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9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10"><text:span text:style-name="T7">10. My heart with joy is springing;</text:span><text:span text:style-name="T7"><text:line-break/></text:span><text:span text:style-name="T7"> <text:s/>I am no longer sad.</text:span><text:span text:style-name="T7"><text:line-break/></text:span><text:span text:style-name="T7"> <text:s/>My soul is filled with singing;</text:span><text:span text:style-name="T7"><text:line-break/></text:span><text:span text:style-name="T7"> <text:s/>Your sunshine makes me gl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0" presentation:presentation-page-layout-name="AL1T0">
        <draw:frame draw:style-name="gr4" draw:text-style-name="P7" draw:layer="layout" svg:width="25.146cm" svg:height="12.974cm" svg:x="1.524cm" svg:y="0.457cm">
          <draw:text-box>
            <text:p text:style-name="P11"><text:span text:style-name="T8"><text:s text:c="5"/></text:span><text:span text:style-name="T7">The sun that cheers my spirit</text:span><text:span text:style-name="T7"><text:line-break/></text:span><text:span text:style-name="T7"> Is Jesus Christ, my King;</text:span></text:p>
            <text:p text:style-name="P11"><text:span text:style-name="T7"><text:s text:c="5"/></text:span><text:span text:style-name="T7">The heav’n I shall inherit</text:span><text:span text:style-name="T7"><text:line-break/></text:span><text:span text:style-name="T7"> Makes me rejoice and sing.</text:span></text:p>
            <text:p text:style-name="P12"><text:span text:style-name="T8"><text:line-break/></text:span><text:span text:style-name="T8"/></text:p>
            <text:p text:style-name="P12"><text:span text:style-name="T10"><text:s text:c="18"/></text:span><text:span text:style-name="T10">Public domain</text:span></text:p>
            <text:p text:style-name="P1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0:20:00.877000000</meta:creation-date>
    <dc:title>Hymn template</dc:title>
    <meta:editing-duration>PT5M42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6T20:55:23.045000000</dc:date>
    <meta:document-statistic meta:object-count="336"/>
    <meta:template xlink:type="simple" xlink:actuate="onRequest" xlink:title="Hymn template" xlink:href="../../AppData/Roaming/LibreOffice/4/user/template/Worship%20Templsates/Hymn%20template.otp" meta:date="2015-07-11T10:20:00.597000000"/>
  </office:meta>
</office:document-meta>
</file>